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paragraph-rsid="00318e7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7"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8" style:family="paragraph" style:parent-style-name="UrbanBody">
      <style:paragraph-properties fo:text-align="justify" style:justify-single-word="false"/>
      <style:text-properties style:font-name="Arial" fo:font-size="10.5pt" officeooo:rsid="001beed8" officeooo:paragraph-rsid="0034ba06" style:font-size-asian="10.5pt" style:font-size-complex="10.5pt"/>
    </style:style>
    <style:style style:name="P9"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10" style:family="paragraph" style:parent-style-name="UrbanBody">
      <style:text-properties style:font-name="Arial" fo:font-size="10.5pt" style:font-size-asian="9.14999961853027pt" style:font-size-complex="10.5pt"/>
    </style:style>
    <style:style style:name="P11" style:family="paragraph" style:parent-style-name="UrbanBody">
      <style:text-properties style:font-name="Arial" fo:font-size="9pt" style:font-size-asian="9pt" style:font-size-complex="9pt"/>
    </style:style>
    <style:style style:name="P12" style:family="paragraph" style:parent-style-name="UrbanBody">
      <style:paragraph-properties fo:text-align="justify" style:justify-single-word="false"/>
      <style:text-properties style:text-line-through-style="none" style:text-line-through-type="none" style:font-name="Arial" fo:font-size="10.5pt" officeooo:rsid="001beed8" style:font-size-asian="10.5pt" style:font-size-complex="10.5pt"/>
    </style:style>
    <style:style style:name="P13" style:family="paragraph" style:parent-style-name="UrbanTitle">
      <style:text-properties style:font-name="Arial" fo:font-size="14pt" style:text-underline-style="none" style:font-size-asian="14pt" style:font-size-complex="14pt"/>
    </style:style>
    <style:style style:name="P14" style:family="paragraph" style:parent-style-name="UrbanTitle">
      <style:text-properties style:font-name="Arial" fo:font-size="14pt" style:font-size-asian="14pt" style:font-size-complex="14pt"/>
    </style:style>
    <style:style style:name="P15" style:family="paragraph" style:parent-style-name="UrbanBody">
      <style:text-properties style:font-name="Arial" fo:font-size="10.5pt" officeooo:paragraph-rsid="0024c33e" style:font-size-asian="10.5pt" style:font-size-complex="10.5p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officeooo:rsid="001b2579"/>
    </style:style>
    <style:style style:name="T7" style:family="text">
      <style:text-properties officeooo:rsid="001c8461"/>
    </style:style>
    <style:style style:name="T8" style:family="text">
      <style:text-properties officeooo:rsid="00215c28"/>
    </style:style>
    <style:style style:name="T9" style:family="text">
      <style:text-properties officeooo:rsid="0022de2e"/>
    </style:style>
    <style:style style:name="T10" style:family="text">
      <style:text-properties officeooo:rsid="00362119"/>
    </style:style>
    <style:style style:name="T11" style:family="text">
      <style:text-properties officeooo:rsid="002f3a71"/>
    </style:style>
    <style:style style:name="T12" style:family="text">
      <style:text-properties style:use-window-font-color="true" officeooo:rsid="0034ba06" fo:background-color="transparent" loext:char-shading-value="0"/>
    </style:style>
    <style:style style:name="T13" style:family="text">
      <style:text-properties style:use-window-font-color="true" officeooo:rsid="00417286" fo:background-color="transparent" loext:char-shading-value="0"/>
    </style:style>
    <style:style style:name="T14" style:family="text">
      <style:text-properties style:use-window-font-color="true" officeooo:rsid="004368b4" fo:background-color="transparent" loext:char-shading-value="0"/>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6"><text:span text:style-name="T15">do text</text:span></text:p><text:p text:style-name="P16"><text:span text:style-name="T15">from document(at=header, format='odt')</text:span></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4">Récépissé de dépôt d'une demande de permis <text:span text:style-name="T11">intégré</text:span></text:p>
      <text:p text:style-name="P13"/>
      <text:p text:style-name="P2"/>
      <text:p text:style-name="P15"/>
      <text:p text:style-name="P3">Je soussigné,</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6"><text:span text:style-name="T16">do text if self.hasSingleApplicant()</text:span></text:p><text:p text:style-name="P16"><text:span text:style-name="T16"/></text:p></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self.getPortionOutsText()</text:text-input></text:span><text:span text:style-name="T4">.</text:span></text:p>
      <text:p text:style-name="P5"><text:span text:style-name="T4"><office:annotation><dc:creator>bleybaert</dc:creator><dc:date>2018-07-16T14:51:32</dc:date><loext:sender-initials>ble</loext:sender-initials><text:p text:style-name="P16"><text:span text:style-name="T16">do text if not self.hasSingleApplicant()</text:span></text:p><text:p text:style-name="P16"><text:span text:style-name="T16"/></text:p></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self.getPortionOutsText()</text:text-input></text:span><text:span text:style-name="T4">.</text:span></text:p>
      <text:p text:style-name="P12"/>
      <text:p text:style-name="P7"><office:annotation><dc:creator>bleybaert</dc:creator><dc:date>2018-11-20T11:43:28.609595569</dc:date><loext:sender-initials>ble</loext:sender-initials><text:p text:style-name="P16"><text:span text:style-name="T16">do text if "DGO3" in licence_helper.regional_authority and "DGO4" in licence_helper.regional_authority</text:span></text:p></office:annotation>Dans les <text:span text:style-name="T9">3</text:span> jours <text:span text:style-name="T9">ouvrables</text:span> de la présente, votre dossier <text:span text:style-name="T8">sera transmis à la </text:span><text:span text:style-name="T12">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6"><text:span text:style-name="T16">do text if <text:s/>"DGO3" in licence_helper.regional_authority and not "DGO4" in licence_helper.regional_authority</text:span></text:p></office:annotation>Dans les <text:span text:style-name="T9">3</text:span> jours <text:span text:style-name="T9">ouvrables</text:span> de la présente, votre dossier <text:span text:style-name="T8">sera transmis à la </text:span><text:span text:style-name="T12">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6"><text:span text:style-name="T16">do text if "DGO4" in licence_helper.regional_authority and not "DGO3" in licence_helper.regional_authority</text:span></text:p></office:annotation>Dans les <text:span text:style-name="T9">3</text:span> jours <text:span text:style-name="T9">ouvrables</text:span> de la présente, votre dossier <text:span text:style-name="T8">sera transmis à la </text:span><text:span text:style-name="T12">DGO6, ainsi qu'à la DGO</text:span><text:span text:style-name="T14">4 </text:span><text:span text:style-name="T13">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6:06.740958632</dc:date>
    <dc:language>fr-FR</dc:language>
    <meta:editing-cycles>129</meta:editing-cycles>
    <meta:editing-duration>PT14H27M47S</meta:editing-duration>
    <meta:document-statistic meta:table-count="0" meta:image-count="0" meta:object-count="0" meta:page-count="1" meta:paragraph-count="13" meta:word-count="245" meta:character-count="1591" meta:non-whitespace-character-count="1389"/>
    <meta:user-defined meta:name="Info 1"/>
    <meta:user-defined meta:name="Info 2"/>
    <meta:user-defined meta:name="Info 3"/>
    <meta:user-defined meta:name="Info 4"/>
  </office:meta>
</office:document-meta>
</file>